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paragraph-properties fo:text-align="end" style:justify-single-word="false"/>
      <style:text-properties fo:font-weight="bold" fo:background-color="#ff0000" style:font-weight-asian="bold" style:font-weight-complex="bold"/>
    </style:style>
    <style:style style:name="P2" style:family="paragraph" style:parent-style-name="PL-Paragraph">
      <style:text-properties officeooo:paragraph-rsid="00159058"/>
    </style:style>
    <style:style style:name="P3" style:family="paragraph" style:parent-style-name="PL-Paragraph">
      <style:text-properties officeooo:paragraph-rsid="001630ce"/>
    </style:style>
    <style:style style:name="P4" style:family="paragraph" style:parent-style-name="PL-Paragraph">
      <style:text-properties officeooo:rsid="00108c26" officeooo:paragraph-rsid="00159058"/>
    </style:style>
    <style:style style:name="P5" style:family="paragraph" style:parent-style-name="PL-Paragraph">
      <style:text-properties style:use-window-font-color="true" fo:font-style="normal" officeooo:rsid="004843b3" officeooo:paragraph-rsid="004843b3" fo:background-color="transparent" style:font-style-asian="normal" style:font-style-complex="normal"/>
    </style:style>
    <style:style style:name="P6" style:family="paragraph" style:parent-style-name="PL-Paragraph">
      <style:text-properties style:use-window-font-color="true" fo:font-style="normal" officeooo:rsid="004843b3" officeooo:paragraph-rsid="00873af8" fo:background-color="transparent" style:font-style-asian="normal" style:font-style-complex="normal"/>
    </style:style>
    <style:style style:name="P7" style:family="paragraph" style:parent-style-name="PL-Paragraph">
      <style:text-properties style:use-window-font-color="true" fo:font-style="normal" officeooo:rsid="00197001" officeooo:paragraph-rsid="004843b3" fo:background-color="transparent" style:font-style-asian="normal" style:font-style-complex="normal"/>
    </style:style>
    <style:style style:name="P8" style:family="paragraph" style:parent-style-name="PL-Paragraph">
      <style:text-properties style:use-window-font-color="true" fo:font-style="normal" officeooo:rsid="00197001" officeooo:paragraph-rsid="00873af8" fo:background-color="transparent" style:font-style-asian="normal" style:font-style-complex="normal"/>
    </style:style>
    <style:style style:name="P9" style:family="paragraph" style:parent-style-name="PL-Paragraph">
      <style:text-properties style:use-window-font-color="true" fo:font-style="normal" fo:font-weight="bold" officeooo:rsid="005652bc" officeooo:paragraph-rsid="005652bc" fo:background-color="transparent" style:font-style-asian="normal" style:font-weight-asian="bold" style:font-style-complex="normal" style:font-weight-complex="bold"/>
    </style:style>
    <style:style style:name="P10" style:family="paragraph" style:parent-style-name="PL-Paragraph">
      <style:text-properties style:use-window-font-color="true" fo:font-style="normal" fo:font-weight="bold" officeooo:rsid="00721311" officeooo:paragraph-rsid="004843b3" fo:background-color="transparent" style:font-style-asian="normal" style:font-weight-asian="bold" style:font-style-complex="normal" style:font-weight-complex="bold"/>
    </style:style>
    <style:style style:name="P11" style:family="paragraph" style:parent-style-name="PL-Paragraph">
      <style:text-properties style:use-window-font-color="true" fo:font-style="normal" fo:font-weight="bold" officeooo:rsid="004843b3" officeooo:paragraph-rsid="00891eab" fo:background-color="#ffff00" style:font-style-asian="normal" style:font-weight-asian="bold" style:font-style-complex="normal" style:font-weight-complex="bold"/>
    </style:style>
    <style:style style:name="P12" style:family="paragraph" style:parent-style-name="PL-Paragraph">
      <style:text-properties style:use-window-font-color="true" fo:font-style="normal" fo:font-weight="normal" officeooo:rsid="00197001" officeooo:paragraph-rsid="00891eab" fo:background-color="transparent" style:font-style-asian="normal" style:font-weight-asian="normal" style:font-style-complex="normal" style:font-weight-complex="normal"/>
    </style:style>
    <style:style style:name="P13" style:family="paragraph" style:parent-style-name="PL-Paragraph">
      <style:text-properties style:use-window-font-color="true" fo:font-style="normal" fo:font-weight="normal" officeooo:rsid="004e3d86" officeooo:paragraph-rsid="00891eab" fo:background-color="transparent" style:font-style-asian="normal" style:font-weight-asian="normal" style:font-style-complex="normal" style:font-weight-complex="normal"/>
    </style:style>
    <style:style style:name="P14" style:family="paragraph" style:parent-style-name="PL-Paragraph">
      <style:text-properties officeooo:rsid="000e9c3a" officeooo:paragraph-rsid="000e9c3a"/>
    </style:style>
    <style:style style:name="P15" style:family="paragraph" style:parent-style-name="PL-Paragraph">
      <style:text-properties officeooo:rsid="000e9c3a" officeooo:paragraph-rsid="002d9ed6"/>
    </style:style>
    <style:style style:name="P16" style:family="paragraph" style:parent-style-name="PL-Paragraph">
      <style:text-properties officeooo:paragraph-rsid="002f8659"/>
    </style:style>
    <style:style style:name="P17" style:family="paragraph" style:parent-style-name="PL-Paragraph">
      <style:text-properties officeooo:paragraph-rsid="0032e854"/>
    </style:style>
    <style:style style:name="P18" style:family="paragraph" style:parent-style-name="PL-Paragraph">
      <style:text-properties officeooo:paragraph-rsid="0049e68b"/>
    </style:style>
    <style:style style:name="P19" style:family="paragraph" style:parent-style-name="PL-Paragraph">
      <style:text-properties fo:color="#ff0000" officeooo:rsid="004e3d86" officeooo:paragraph-rsid="004e3d86"/>
    </style:style>
    <style:style style:name="P20" style:family="paragraph" style:parent-style-name="PL-Paragraph">
      <style:text-properties fo:color="#ff0000" officeooo:rsid="004e3d86" officeooo:paragraph-rsid="0062e219"/>
    </style:style>
    <style:style style:name="P21" style:family="paragraph" style:parent-style-name="PL-Paragraph">
      <style:text-properties officeooo:rsid="0049e68b" officeooo:paragraph-rsid="005a29ae"/>
    </style:style>
    <style:style style:name="P22" style:family="paragraph" style:parent-style-name="PL-Paragraph">
      <style:text-properties officeooo:paragraph-rsid="00584d44"/>
    </style:style>
    <style:style style:name="P23" style:family="paragraph" style:parent-style-name="PL-Paragraph">
      <style:text-properties officeooo:paragraph-rsid="005a29ae"/>
    </style:style>
    <style:style style:name="P24" style:family="paragraph" style:parent-style-name="PL-Paragraph">
      <style:text-properties officeooo:paragraph-rsid="005c57f1"/>
    </style:style>
    <style:style style:name="P25" style:family="paragraph" style:parent-style-name="PL-Paragraph">
      <style:text-properties officeooo:paragraph-rsid="005f8dc9"/>
    </style:style>
    <style:style style:name="P26" style:family="paragraph" style:parent-style-name="PL-Paragraph">
      <style:text-properties officeooo:paragraph-rsid="0062a21b"/>
    </style:style>
    <style:style style:name="P27" style:family="paragraph" style:parent-style-name="PL-Paragraph">
      <style:text-properties officeooo:paragraph-rsid="006bd0d5"/>
    </style:style>
    <style:style style:name="P28" style:family="paragraph" style:parent-style-name="PL-Paragraph">
      <style:text-properties officeooo:paragraph-rsid="006dfe47"/>
    </style:style>
    <style:style style:name="P29" style:family="paragraph" style:parent-style-name="PL-Paragraph">
      <style:text-properties officeooo:paragraph-rsid="0070fc5d"/>
    </style:style>
    <style:style style:name="P30" style:family="paragraph" style:parent-style-name="PL-Paragraph">
      <style:text-properties officeooo:paragraph-rsid="00751a39"/>
    </style:style>
    <style:style style:name="P31" style:family="paragraph" style:parent-style-name="PL-Paragraph">
      <style:text-properties officeooo:paragraph-rsid="0078a3c8"/>
    </style:style>
    <style:style style:name="P32" style:family="paragraph" style:parent-style-name="PL-Paragraph">
      <style:text-properties officeooo:paragraph-rsid="007cedfc"/>
    </style:style>
    <style:style style:name="P33" style:family="paragraph" style:parent-style-name="PL-Paragraph">
      <style:text-properties officeooo:rsid="005c57f1" officeooo:paragraph-rsid="005c57f1"/>
    </style:style>
    <style:style style:name="P34" style:family="paragraph" style:parent-style-name="PL-Paragraph">
      <style:text-properties fo:font-style="italic" fo:font-weight="normal" officeooo:rsid="00584d44" officeooo:paragraph-rsid="00584d44" style:font-style-asian="italic" style:font-weight-asian="normal" style:font-style-complex="italic" style:font-weight-complex="normal"/>
    </style:style>
    <style:style style:name="P35" style:family="paragraph" style:parent-style-name="PL-Paragraph">
      <style:text-properties fo:font-style="italic" fo:font-weight="normal" officeooo:rsid="00584d44" officeooo:paragraph-rsid="005a29ae" style:font-style-asian="italic" style:font-weight-asian="normal" style:font-style-complex="italic" style:font-weight-complex="normal"/>
    </style:style>
    <style:style style:name="P36" style:family="paragraph" style:parent-style-name="PL-Paragraph">
      <style:text-properties fo:font-style="italic" fo:font-weight="normal" officeooo:rsid="008083bf" officeooo:paragraph-rsid="008083bf" fo:background-color="transparent" style:font-style-asian="italic" style:font-weight-asian="normal" style:font-style-complex="italic" style:font-weight-complex="normal"/>
    </style:style>
    <style:style style:name="P37" style:family="paragraph" style:parent-style-name="PL-Paragraph">
      <style:text-properties officeooo:rsid="000550cb" officeooo:paragraph-rsid="00865d18"/>
    </style:style>
    <style:style style:name="P38" style:family="paragraph" style:parent-style-name="PL-Paragraph">
      <style:text-properties officeooo:paragraph-rsid="00865d18"/>
    </style:style>
    <style:style style:name="P39" style:family="paragraph" style:parent-style-name="PL-Paragraph">
      <style:text-properties officeooo:rsid="004843b3"/>
    </style:style>
    <style:style style:name="P40" style:family="paragraph" style:parent-style-name="PL-Paragraph">
      <style:text-properties officeooo:rsid="004843b3" officeooo:paragraph-rsid="00865d18"/>
    </style:style>
    <style:style style:name="P41" style:family="paragraph" style:parent-style-name="PL-Paragraph">
      <style:text-properties officeooo:paragraph-rsid="00635a83"/>
    </style:style>
    <style:style style:name="P42" style:family="paragraph" style:parent-style-name="PL-Quote">
      <style:text-properties officeooo:paragraph-rsid="0031be8e"/>
    </style:style>
    <style:style style:name="P43" style:family="paragraph" style:parent-style-name="PL-Quote">
      <style:text-properties officeooo:rsid="003003b5"/>
    </style:style>
    <style:style style:name="P44" style:family="paragraph" style:parent-style-name="PL-Quote">
      <style:text-properties officeooo:paragraph-rsid="0061e0c9"/>
    </style:style>
    <style:style style:name="P45" style:family="paragraph" style:parent-style-name="PL-SubHeading">
      <style:text-properties officeooo:paragraph-rsid="0049e68b"/>
    </style:style>
    <style:style style:name="P46" style:family="paragraph" style:parent-style-name="PL-SubHeading">
      <style:text-properties fo:font-style="italic" fo:font-weight="normal" officeooo:paragraph-rsid="00891eab" style:font-style-asian="italic" style:font-weight-asian="normal" style:font-style-complex="italic" style:font-weight-complex="normal"/>
    </style:style>
    <style:style style:name="P47" style:family="paragraph" style:parent-style-name="PL-Footnote">
      <style:text-properties officeooo:rsid="003003b5" officeooo:paragraph-rsid="003003b5"/>
    </style:style>
    <style:style style:name="P48" style:family="paragraph" style:parent-style-name="PL-Footnote">
      <style:text-properties officeooo:rsid="005a29ae" officeooo:paragraph-rsid="005a29ae"/>
    </style:style>
    <style:style style:name="P49" style:family="paragraph" style:parent-style-name="PL-Paragraph">
      <style:paragraph-properties fo:background-color="transparent">
        <style:background-image/>
      </style:paragraph-properties>
      <style:text-properties officeooo:paragraph-rsid="006dfe47"/>
    </style:style>
    <style:style style:name="P50" style:family="paragraph" style:parent-style-name="PL-Paragraph">
      <style:paragraph-properties fo:background-color="transparent">
        <style:background-image/>
      </style:paragraph-properties>
      <style:text-properties style:use-window-font-color="true" fo:font-style="normal" officeooo:rsid="004843b3" officeooo:paragraph-rsid="00865d18" fo:background-color="transparent" style:font-style-asian="normal" style:font-style-complex="normal"/>
    </style:style>
    <style:style style:name="P51" style:family="paragraph" style:parent-style-name="PL-Paragraph">
      <style:paragraph-properties fo:background-color="transparent">
        <style:background-image/>
      </style:paragraph-properties>
      <style:text-properties style:use-window-font-color="true" fo:font-style="normal" officeooo:rsid="004843b3" officeooo:paragraph-rsid="00873af8" fo:background-color="#00ffff" style:font-style-asian="normal" style:font-style-complex="normal"/>
    </style:style>
    <style:style style:name="P52" style:family="paragraph" style:parent-style-name="PL-Paragraph">
      <style:paragraph-properties fo:background-color="transparent">
        <style:background-image/>
      </style:paragraph-properties>
      <style:text-properties style:use-window-font-color="true" fo:font-style="normal" fo:font-weight="bold" officeooo:rsid="004843b3" officeooo:paragraph-rsid="00865d18" fo:background-color="transparent" style:font-style-asian="normal" style:font-weight-asian="bold" style:font-style-complex="normal" style:font-weight-complex="bold"/>
    </style:style>
    <style:style style:name="P53" style:family="paragraph" style:parent-style-name="PL-Paragraph">
      <style:paragraph-properties fo:background-color="transparent">
        <style:background-image/>
      </style:paragraph-properties>
      <style:text-properties fo:font-style="italic" officeooo:paragraph-rsid="00865d18" fo:background-color="transparent" style:font-style-asian="italic" style:font-style-complex="italic"/>
    </style:style>
    <style:style style:name="P54" style:family="paragraph" style:parent-style-name="PL-Heading">
      <style:text-properties officeooo:rsid="004843b3" officeooo:paragraph-rsid="00865d18"/>
    </style:style>
    <style:style style:name="P55" style:family="paragraph" style:parent-style-name="PL-Heading">
      <style:text-properties officeooo:rsid="004843b3" officeooo:paragraph-rsid="00635a83"/>
    </style:style>
    <style:style style:name="P56" style:family="paragraph" style:parent-style-name="PL-Heading">
      <style:text-properties officeooo:paragraph-rsid="00865d18"/>
    </style:style>
    <style:style style:name="P57" style:family="paragraph" style:parent-style-name="PL-Heading">
      <style:text-properties officeooo:paragraph-rsid="0052a30c"/>
    </style:style>
    <style:style style:name="P58" style:family="paragraph" style:parent-style-name="PL-Heading">
      <style:text-properties officeooo:paragraph-rsid="004843b3"/>
    </style:style>
    <style:style style:name="P59" style:family="paragraph" style:parent-style-name="PL-Heading">
      <style:text-properties officeooo:paragraph-rsid="008c4e38"/>
    </style:style>
    <style:style style:name="P60" style:family="paragraph" style:parent-style-name="PL-Heading">
      <style:paragraph-properties fo:break-before="page"/>
    </style:style>
    <style:style style:name="P61" style:family="paragraph" style:parent-style-name="PL-Heading">
      <style:paragraph-properties fo:break-before="page"/>
      <style:text-properties officeooo:paragraph-rsid="0049e68b"/>
    </style:style>
    <style:style style:name="P62" style:family="paragraph" style:parent-style-name="PL-Heading">
      <style:paragraph-properties fo:break-before="page"/>
      <style:text-properties officeooo:rsid="004843b3" officeooo:paragraph-rsid="00635a83"/>
    </style:style>
    <style:style style:name="P63" style:family="paragraph" style:parent-style-name="PL-Heading">
      <style:paragraph-properties fo:break-before="page"/>
      <style:text-properties officeooo:rsid="004843b3" officeooo:paragraph-rsid="00865d18"/>
    </style:style>
    <style:style style:name="P64" style:family="paragraph" style:parent-style-name="PL-Title">
      <style:paragraph-properties fo:text-align="end" style:justify-single-word="false"/>
      <style:text-properties fo:color="#ffffff" fo:background-color="#000000"/>
    </style:style>
    <style:style style:name="P65" style:family="paragraph" style:parent-style-name="PL-Paragraph">
      <style:paragraph-properties fo:text-align="end" style:justify-single-word="false"/>
      <style:text-properties fo:font-size="8pt" fo:font-style="italic" officeooo:rsid="008a63e2" fo:background-color="#c0c0c0" style:font-size-asian="8pt" style:font-style-asian="italic" style:font-size-complex="8pt" style:font-style-complex="italic"/>
    </style:style>
    <style:style style:name="P66" style:family="paragraph" style:parent-style-name="PL-Paragraph">
      <style:paragraph-properties fo:text-align="end" style:justify-single-word="false"/>
      <style:text-properties officeooo:rsid="008a63e2"/>
    </style:style>
    <style:style style:name="P67" style:family="paragraph" style:parent-style-name="PL-Paragraph">
      <style:text-properties style:use-window-font-color="true" fo:font-style="normal" fo:font-weight="bold" officeooo:rsid="00891eab" officeooo:paragraph-rsid="00891eab" fo:background-color="transparent" style:font-style-asian="normal" style:font-weight-asian="bold" style:font-style-complex="normal" style:font-weight-complex="bold"/>
    </style:style>
    <style:style style:name="P68" style:family="paragraph" style:parent-style-name="PL-Paragraph">
      <style:text-properties fo:color="#ffffff" fo:font-style="normal" fo:font-weight="bold" officeooo:rsid="00865d18" officeooo:paragraph-rsid="00865d18" fo:background-color="#000000" style:font-style-asian="normal" style:font-weight-asian="bold" style:font-style-complex="normal" style:font-weight-complex="bold"/>
    </style:style>
    <style:style style:name="P69" style:family="paragraph" style:parent-style-name="PL-Title" style:master-page-name="Standard">
      <style:paragraph-properties style:page-number="auto" fo:break-before="page"/>
      <style:text-properties officeooo:rsid="001d7026" officeooo:paragraph-rsid="008c4e38"/>
    </style:style>
    <style:style style:name="P70" style:family="paragraph" style:parent-style-name="PL-Title">
      <style:paragraph-properties fo:text-align="end" style:justify-single-word="false"/>
      <style:text-properties fo:color="#ffffff" officeooo:rsid="004c79e1" fo:background-color="#000000"/>
    </style:style>
    <style:style style:name="P71" style:family="paragraph" style:parent-style-name="PL-Title">
      <style:paragraph-properties fo:text-align="end" style:justify-single-word="false"/>
      <style:text-properties fo:color="#ffffff" officeooo:rsid="004c79e1" officeooo:paragraph-rsid="008e4962" fo:background-color="#000000"/>
    </style:style>
    <style:style style:name="P72" style:family="paragraph" style:parent-style-name="PL-Title">
      <style:text-properties officeooo:rsid="0019be1e"/>
    </style:style>
    <style:style style:name="P73" style:family="paragraph" style:parent-style-name="PL-Title">
      <style:paragraph-properties fo:text-align="end" style:justify-single-word="false"/>
      <style:text-properties officeooo:rsid="0019be1e"/>
    </style:style>
    <style:style style:name="P74" style:family="paragraph" style:parent-style-name="PL-Title">
      <style:text-properties officeooo:rsid="001d7026" officeooo:paragraph-rsid="008c4e38"/>
    </style:style>
    <style:style style:name="P75" style:family="paragraph" style:parent-style-name="PL-Title" style:master-page-name="Standard">
      <style:paragraph-properties style:page-number="auto" fo:break-before="page"/>
      <style:text-properties fo:color="#ffffff" officeooo:rsid="004c79e1" officeooo:paragraph-rsid="008e4962" fo:background-color="#000000"/>
    </style:style>
    <style:style style:name="P76" style:family="paragraph" style:parent-style-name="PL-Heading">
      <style:paragraph-properties fo:break-before="page"/>
      <style:text-properties officeooo:rsid="0019be1e"/>
    </style:style>
    <style:style style:name="P77" style:family="paragraph" style:parent-style-name="PL-Heading">
      <style:text-properties officeooo:rsid="0019be1e"/>
    </style:style>
    <style:style style:name="P78" style:family="paragraph" style:parent-style-name="PL-Heading">
      <style:text-properties officeooo:rsid="004f5787" officeooo:paragraph-rsid="0049e68b"/>
    </style:style>
    <style:style style:name="P79" style:family="paragraph" style:parent-style-name="PL-SubHeading">
      <style:text-properties fo:font-style="italic" fo:font-weight="normal" officeooo:rsid="00865d18" officeooo:paragraph-rsid="00891eab" style:font-style-asian="italic" style:font-weight-asian="normal" style:font-style-complex="italic" style:font-weight-complex="normal"/>
    </style:style>
    <style:style style:name="P80" style:family="paragraph" style:parent-style-name="PL-SubHeading">
      <style:text-properties style:use-window-font-color="true" fo:font-style="normal" fo:font-weight="normal" officeooo:rsid="00865d18" officeooo:paragraph-rsid="00865d18" fo:background-color="transparent"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7e97ba" style:font-weight-asian="normal" style:font-weight-complex="normal"/>
    </style:style>
    <style:style style:name="T3" style:family="text">
      <style:text-properties fo:font-weight="normal" officeooo:rsid="0081ec85" style:font-weight-asian="normal" style:font-weight-complex="normal"/>
    </style:style>
    <style:style style:name="T4" style:family="text">
      <style:text-properties fo:font-weight="normal" officeooo:rsid="0082709c"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59058" style:font-style-asian="normal" style:font-style-complex="normal"/>
    </style:style>
    <style:style style:name="T7" style:family="text">
      <style:text-properties fo:font-style="normal" officeooo:rsid="000cbd9d" style:font-style-asian="normal" style:font-style-complex="normal"/>
    </style:style>
    <style:style style:name="T8" style:family="text">
      <style:text-properties fo:font-style="normal" officeooo:rsid="000e9c3a" style:font-style-asian="normal" style:font-style-complex="normal"/>
    </style:style>
    <style:style style:name="T9" style:family="text">
      <style:text-properties fo:font-style="normal" officeooo:rsid="000df596" style:font-style-asian="normal" style:font-style-complex="normal"/>
    </style:style>
    <style:style style:name="T10" style:family="text">
      <style:text-properties fo:font-style="normal" officeooo:rsid="00108c26" style:font-style-asian="normal" style:font-style-complex="normal"/>
    </style:style>
    <style:style style:name="T11" style:family="text">
      <style:text-properties fo:font-style="normal" officeooo:rsid="001630ce" style:font-style-asian="normal" style:font-style-complex="normal"/>
    </style:style>
    <style:style style:name="T12" style:family="text">
      <style:text-properties fo:font-style="normal" officeooo:rsid="00197001" style:font-style-asian="normal" style:font-style-complex="normal"/>
    </style:style>
    <style:style style:name="T13" style:family="text">
      <style:text-properties fo:font-style="normal" officeooo:rsid="00228ff0" style:font-style-asian="normal" style:font-style-complex="normal"/>
    </style:style>
    <style:style style:name="T14" style:family="text">
      <style:text-properties fo:font-style="normal" officeooo:rsid="002374bb" style:font-style-asian="normal" style:font-style-complex="normal"/>
    </style:style>
    <style:style style:name="T15" style:family="text">
      <style:text-properties fo:font-style="normal" officeooo:rsid="006bd0d5" style:font-style-asian="normal" style:font-style-complex="normal"/>
    </style:style>
    <style:style style:name="T16" style:family="text">
      <style:text-properties fo:font-style="normal" officeooo:rsid="006cb35a" style:font-style-asian="normal" style:font-style-complex="normal"/>
    </style:style>
    <style:style style:name="T17" style:family="text">
      <style:text-properties fo:font-style="normal" officeooo:rsid="006dfe47" style:font-style-asian="normal" style:font-style-complex="normal"/>
    </style:style>
    <style:style style:name="T18" style:family="text">
      <style:text-properties fo:font-style="normal" officeooo:rsid="0070fc5d" style:font-style-asian="normal" style:font-style-complex="normal"/>
    </style:style>
    <style:style style:name="T19" style:family="text">
      <style:text-properties fo:font-style="normal" officeooo:rsid="0077a329" style:font-style-asian="normal" style:font-style-complex="normal"/>
    </style:style>
    <style:style style:name="T20" style:family="text">
      <style:text-properties fo:font-style="normal" officeooo:rsid="00781956" style:font-style-asian="normal" style:font-style-complex="normal"/>
    </style:style>
    <style:style style:name="T21" style:family="text">
      <style:text-properties fo:font-style="normal" officeooo:rsid="0078a3c8" style:font-style-asian="normal" style:font-style-complex="normal"/>
    </style:style>
    <style:style style:name="T22" style:family="text">
      <style:text-properties fo:font-style="normal" officeooo:rsid="007cedfc" style:font-style-asian="normal" style:font-style-complex="normal"/>
    </style:style>
    <style:style style:name="T23" style:family="text">
      <style:text-properties fo:font-style="normal" officeooo:rsid="007fa21b" style:font-style-asian="normal" style:font-style-complex="normal"/>
    </style:style>
    <style:style style:name="T24" style:family="text">
      <style:text-properties fo:font-style="normal" officeooo:rsid="008083bf" style:font-style-asian="normal" style:font-style-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13aac3" style:font-style-asian="normal" style:font-style-complex="normal"/>
    </style:style>
    <style:style style:name="T27" style:family="text">
      <style:text-properties fo:font-style="normal" style:text-underline-style="none" officeooo:rsid="007cedfc" style:font-style-asian="normal" style:font-style-complex="normal"/>
    </style:style>
    <style:style style:name="T28" style:family="text">
      <style:text-properties fo:font-style="normal" fo:font-weight="normal" officeooo:rsid="00570f9a" style:font-style-asian="normal" style:font-weight-asian="normal" style:font-style-complex="normal" style:font-weight-complex="normal"/>
    </style:style>
    <style:style style:name="T29" style:family="text">
      <style:text-properties fo:font-style="normal" fo:font-weight="normal" officeooo:rsid="00584d44" style:font-style-asian="normal" style:font-weight-asian="normal" style:font-style-complex="normal" style:font-weight-complex="normal"/>
    </style:style>
    <style:style style:name="T30" style:family="text">
      <style:text-properties fo:font-style="normal" fo:font-weight="normal" officeooo:rsid="005a29ae" style:font-style-asian="normal" style:font-weight-asian="normal" style:font-style-complex="normal" style:font-weight-complex="normal"/>
    </style:style>
    <style:style style:name="T31" style:family="text">
      <style:text-properties fo:font-style="normal" fo:font-weight="normal" officeooo:rsid="007e97ba" style:font-style-asian="normal" style:font-weight-asian="normal" style:font-style-complex="normal" style:font-weight-complex="normal"/>
    </style:style>
    <style:style style:name="T32" style:family="text">
      <style:text-properties fo:font-style="normal" officeooo:rsid="002374bb" fo:background-color="transparent" style:font-style-asian="normal" style:font-style-complex="normal"/>
    </style:style>
    <style:style style:name="T33" style:family="text">
      <style:text-properties fo:font-style="normal" officeooo:rsid="008083bf" fo:background-color="transparent" style:font-style-asian="normal" style:font-style-complex="normal"/>
    </style:style>
    <style:style style:name="T34" style:family="text">
      <style:text-properties officeooo:rsid="0019be1e"/>
    </style:style>
    <style:style style:name="T35" style:family="text">
      <style:text-properties officeooo:rsid="0004c5dc"/>
    </style:style>
    <style:style style:name="T36"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37" style:family="text">
      <style:text-properties fo:font-size="14pt" fo:font-style="italic" fo:font-weight="normal" officeooo:rsid="00211b29" style:font-size-asian="14pt" style:font-style-asian="italic" style:font-weight-asian="normal" style:font-size-complex="14pt" style:font-style-complex="italic" style:font-weight-complex="normal"/>
    </style:style>
    <style:style style:name="T38" style:family="text">
      <style:text-properties officeooo:rsid="000cbd9d"/>
    </style:style>
    <style:style style:name="T39" style:family="text">
      <style:text-properties officeooo:rsid="000df596"/>
    </style:style>
    <style:style style:name="T40" style:family="text">
      <style:text-properties officeooo:rsid="000e29aa"/>
    </style:style>
    <style:style style:name="T41" style:family="text">
      <style:text-properties officeooo:rsid="00172b5f"/>
    </style:style>
    <style:style style:name="T42" style:family="text">
      <style:text-properties fo:font-style="italic" style:font-style-asian="italic" style:font-style-complex="italic"/>
    </style:style>
    <style:style style:name="T43" style:family="text">
      <style:text-properties fo:font-style="italic" officeooo:rsid="005f8dc9" style:font-style-asian="italic" style:font-style-complex="italic"/>
    </style:style>
    <style:style style:name="T44" style:family="text">
      <style:text-properties fo:font-style="italic" officeooo:rsid="002d644a" style:font-style-asian="italic" style:font-style-complex="italic"/>
    </style:style>
    <style:style style:name="T45" style:family="text">
      <style:text-properties fo:font-style="italic" fo:font-weight="normal" officeooo:rsid="003580f9" style:font-style-asian="italic" style:font-weight-asian="normal" style:font-style-complex="italic" style:font-weight-complex="normal"/>
    </style:style>
    <style:style style:name="T46" style:family="text">
      <style:text-properties fo:font-style="italic" fo:font-weight="normal" officeooo:rsid="00865d18" style:font-style-asian="italic" style:font-weight-asian="normal" style:font-style-complex="italic" style:font-weight-complex="normal"/>
    </style:style>
    <style:style style:name="T47" style:family="text">
      <style:text-properties officeooo:rsid="001fd913"/>
    </style:style>
    <style:style style:name="T48" style:family="text">
      <style:text-properties officeooo:rsid="00228ff0"/>
    </style:style>
    <style:style style:name="T49" style:family="text">
      <style:text-properties officeooo:rsid="002374bb"/>
    </style:style>
    <style:style style:name="T50" style:family="text">
      <style:text-properties officeooo:rsid="002d57ba"/>
    </style:style>
    <style:style style:name="T51" style:family="text">
      <style:text-properties officeooo:rsid="002d644a"/>
    </style:style>
    <style:style style:name="T52" style:family="text">
      <style:text-properties officeooo:rsid="002d9ed6"/>
    </style:style>
    <style:style style:name="T53" style:family="text">
      <style:text-properties officeooo:rsid="002e590f"/>
    </style:style>
    <style:style style:name="T54" style:family="text">
      <style:text-properties officeooo:rsid="003003b5"/>
    </style:style>
    <style:style style:name="T55" style:family="text">
      <style:text-properties officeooo:rsid="0031be8e"/>
    </style:style>
    <style:style style:name="T56" style:family="text">
      <style:text-properties officeooo:rsid="0032e854"/>
    </style:style>
    <style:style style:name="T57" style:family="text">
      <style:text-properties fo:font-weight="bold" style:font-weight-asian="bold" style:font-weight-complex="bold"/>
    </style:style>
    <style:style style:name="T58" style:family="text">
      <style:text-properties fo:font-weight="bold" officeooo:rsid="00197001" style:font-weight-asian="bold" style:font-weight-complex="bold"/>
    </style:style>
    <style:style style:name="T59" style:family="text">
      <style:text-properties fo:font-weight="bold" officeooo:rsid="004843b3" style:font-weight-asian="bold" style:font-weight-complex="bold"/>
    </style:style>
    <style:style style:name="T60" style:family="text">
      <style:text-properties fo:font-weight="bold" officeooo:rsid="006952ee" style:font-weight-asian="bold" style:font-weight-complex="bold"/>
    </style:style>
    <style:style style:name="T61" style:family="text">
      <style:text-properties fo:font-weight="bold" officeooo:rsid="006bd0d5" style:font-weight-asian="bold" style:font-weight-complex="bold"/>
    </style:style>
    <style:style style:name="T62" style:family="text">
      <style:text-properties fo:font-weight="bold" officeooo:rsid="006dfe47" style:font-weight-asian="bold" style:font-weight-complex="bold"/>
    </style:style>
    <style:style style:name="T63" style:family="text">
      <style:text-properties fo:font-weight="bold" officeooo:rsid="006f3b9d" style:font-weight-asian="bold" style:font-weight-complex="bold"/>
    </style:style>
    <style:style style:name="T64" style:family="text">
      <style:text-properties fo:font-weight="bold" officeooo:rsid="0071429b" style:font-weight-asian="bold" style:font-weight-complex="bold"/>
    </style:style>
    <style:style style:name="T65" style:family="text">
      <style:text-properties fo:font-weight="bold" officeooo:rsid="00873af8" style:font-weight-asian="bold" style:font-weight-complex="bold"/>
    </style:style>
    <style:style style:name="T66" style:family="text">
      <style:text-properties fo:font-weight="bold" officeooo:rsid="00891eab" style:font-weight-asian="bold" style:font-weight-complex="bold"/>
    </style:style>
    <style:style style:name="T67" style:family="text">
      <style:text-properties fo:font-weight="bold" fo:background-color="#ffff00" style:font-weight-asian="bold" style:font-weight-complex="bold"/>
    </style:style>
    <style:style style:name="T68" style:family="text">
      <style:text-properties fo:font-weight="bold" officeooo:rsid="0062a21b" fo:background-color="#ffff00" style:font-weight-asian="bold" style:font-weight-complex="bold"/>
    </style:style>
    <style:style style:name="T69" style:family="text">
      <style:text-properties fo:font-weight="bold" officeooo:rsid="004843b3" fo:background-color="#ffff00" style:font-weight-asian="bold" style:font-weight-complex="bold"/>
    </style:style>
    <style:style style:name="T70" style:family="text">
      <style:text-properties fo:font-weight="bold" fo:background-color="#00ffff" style:font-weight-asian="bold" style:font-weight-complex="bold"/>
    </style:style>
    <style:style style:name="T71" style:family="text">
      <style:text-properties fo:font-weight="bold" officeooo:rsid="006cb35a" fo:background-color="#00ffff" style:font-weight-asian="bold" style:font-weight-complex="bold"/>
    </style:style>
    <style:style style:name="T72" style:family="text">
      <style:text-properties fo:font-weight="bold" officeooo:rsid="004843b3" fo:background-color="#00ffff" style:font-weight-asian="bold" style:font-weight-complex="bold"/>
    </style:style>
    <style:style style:name="T73" style:family="text">
      <style:text-properties fo:font-weight="bold" fo:background-color="#ff00ff" style:font-weight-asian="bold" style:font-weight-complex="bold"/>
    </style:style>
    <style:style style:name="T74" style:family="text">
      <style:text-properties fo:font-weight="bold" officeooo:rsid="006cb35a" fo:background-color="#ff00ff" style:font-weight-asian="bold" style:font-weight-complex="bold"/>
    </style:style>
    <style:style style:name="T75" style:family="text">
      <style:text-properties fo:font-weight="bold" officeooo:rsid="006296ec" fo:background-color="#ff00ff" style:font-weight-asian="bold" style:font-weight-complex="bold"/>
    </style:style>
    <style:style style:name="T76" style:family="text">
      <style:text-properties fo:font-weight="bold" officeooo:rsid="004843b3" fo:background-color="#ff00ff" style:font-weight-asian="bold" style:font-weight-complex="bold"/>
    </style:style>
    <style:style style:name="T77" style:family="text">
      <style:text-properties fo:font-weight="bold" officeooo:rsid="00873af8" fo:background-color="#ff00ff" style:font-weight-asian="bold" style:font-weight-complex="bold"/>
    </style:style>
    <style:style style:name="T78" style:family="text">
      <style:text-properties fo:font-weight="bold" officeooo:rsid="001b90e0" fo:background-color="#ff00ff" style:font-weight-asian="bold" style:font-weight-complex="bold"/>
    </style:style>
    <style:style style:name="T79" style:family="text">
      <style:text-properties fo:font-weight="bold" officeooo:rsid="00891eab" fo:background-color="#ff00ff" style:font-weight-asian="bold" style:font-weight-complex="bold"/>
    </style:style>
    <style:style style:name="T80" style:family="text">
      <style:text-properties fo:color="#ff0000" officeooo:rsid="007cedfc"/>
    </style:style>
    <style:style style:name="T81" style:family="text">
      <style:text-properties officeooo:rsid="004843b3"/>
    </style:style>
    <style:style style:name="T82" style:family="text">
      <style:text-properties officeooo:rsid="004c79e1"/>
    </style:style>
    <style:style style:name="T83" style:family="text">
      <style:text-properties officeooo:rsid="004e3d86"/>
    </style:style>
    <style:style style:name="T84" style:family="text">
      <style:text-properties officeooo:rsid="004f5787"/>
    </style:style>
    <style:style style:name="T85" style:family="text">
      <style:text-properties officeooo:rsid="0050f521"/>
    </style:style>
    <style:style style:name="T86" style:family="text">
      <style:text-properties officeooo:rsid="005652bc"/>
    </style:style>
    <style:style style:name="T87" style:family="text">
      <style:text-properties officeooo:rsid="0056c7a1"/>
    </style:style>
    <style:style style:name="T88" style:family="text">
      <style:text-properties officeooo:rsid="00584d44"/>
    </style:style>
    <style:style style:name="T89" style:family="text">
      <style:text-properties officeooo:rsid="005a29ae"/>
    </style:style>
    <style:style style:name="T90" style:family="text">
      <style:text-properties officeooo:rsid="005c57f1"/>
    </style:style>
    <style:style style:name="T91" style:family="text">
      <style:text-properties officeooo:rsid="005f8dc9"/>
    </style:style>
    <style:style style:name="T92" style:family="text">
      <style:text-properties officeooo:rsid="00611fa7"/>
    </style:style>
    <style:style style:name="T93" style:family="text">
      <style:text-properties officeooo:rsid="0061a10c"/>
    </style:style>
    <style:style style:name="T94" style:family="text">
      <style:text-properties fo:color="#000000" fo:font-style="normal" officeooo:rsid="00665cb5" style:font-style-asian="normal" style:font-style-complex="normal"/>
    </style:style>
    <style:style style:name="T95" style:family="text">
      <style:text-properties fo:color="#000000" fo:font-style="normal" officeooo:rsid="006bd0d5" style:font-style-asian="normal" style:font-style-complex="normal"/>
    </style:style>
    <style:style style:name="T96" style:family="text">
      <style:text-properties fo:color="#000000" fo:font-style="normal" officeooo:rsid="006cb35a" style:font-style-asian="normal" style:font-style-complex="normal"/>
    </style:style>
    <style:style style:name="T97" style:family="text">
      <style:text-properties fo:color="#000000" fo:font-style="normal" officeooo:rsid="0070fc5d" style:font-style-asian="normal" style:font-style-complex="normal"/>
    </style:style>
    <style:style style:name="T98" style:family="text">
      <style:text-properties fo:color="#000000" fo:font-style="normal" officeooo:rsid="007526e7" style:font-style-asian="normal" style:font-style-complex="normal"/>
    </style:style>
    <style:style style:name="T99" style:family="text">
      <style:text-properties fo:color="#000000" fo:font-style="normal" officeooo:rsid="0075b745" style:font-style-asian="normal" style:font-style-complex="normal"/>
    </style:style>
    <style:style style:name="T100" style:family="text">
      <style:text-properties fo:color="#000000" fo:font-style="normal" officeooo:rsid="007fa21b" style:font-style-asian="normal" style:font-style-complex="normal"/>
    </style:style>
    <style:style style:name="T101" style:family="text">
      <style:text-properties fo:color="#000000" fo:font-style="normal" fo:font-weight="normal" officeooo:rsid="0071429b" style:font-style-asian="normal" style:font-weight-asian="normal" style:font-style-complex="normal" style:font-weight-complex="normal"/>
    </style:style>
    <style:style style:name="T102" style:family="text">
      <style:text-properties fo:color="#000000" fo:font-style="normal" fo:font-weight="normal" officeooo:rsid="00721311" style:font-style-asian="normal" style:font-weight-asian="normal" style:font-style-complex="normal" style:font-weight-complex="normal"/>
    </style:style>
    <style:style style:name="T103" style:family="text">
      <style:text-properties fo:color="#000000" fo:font-style="normal" fo:font-weight="normal" officeooo:rsid="0073c9fe" style:font-style-asian="normal" style:font-weight-asian="normal" style:font-style-complex="normal" style:font-weight-complex="normal"/>
    </style:style>
    <style:style style:name="T104" style:family="text">
      <style:text-properties fo:color="#000000" fo:font-style="normal" fo:font-weight="normal" officeooo:rsid="00751a39" style:font-style-asian="normal" style:font-weight-asian="normal" style:font-style-complex="normal" style:font-weight-complex="normal"/>
    </style:style>
    <style:style style:name="T105" style:family="text">
      <style:text-properties fo:color="#000000" fo:font-style="normal" fo:font-weight="normal" officeooo:rsid="006dfe47" style:font-style-asian="normal" style:font-weight-asian="normal" style:font-style-complex="normal" style:font-weight-complex="normal"/>
    </style:style>
    <style:style style:name="T106" style:family="text">
      <style:text-properties fo:color="#000000" fo:font-style="normal" fo:font-weight="normal" officeooo:rsid="0070fc5d" style:font-style-asian="normal" style:font-weight-asian="normal" style:font-style-complex="normal" style:font-weight-complex="normal"/>
    </style:style>
    <style:style style:name="T107" style:family="text">
      <style:text-properties fo:color="#000000" fo:font-style="normal" fo:font-weight="normal" officeooo:rsid="007a368e" style:font-style-asian="normal" style:font-weight-asian="normal" style:font-style-complex="normal" style:font-weight-complex="normal"/>
    </style:style>
    <style:style style:name="T108" style:family="text">
      <style:text-properties fo:color="#000000" fo:font-style="normal" fo:font-weight="normal" officeooo:rsid="007fa21b" style:font-style-asian="normal" style:font-weight-asian="normal" style:font-style-complex="normal" style:font-weight-complex="normal"/>
    </style:style>
    <style:style style:name="T109" style:family="text">
      <style:text-properties fo:color="#000000" fo:font-style="normal" fo:font-weight="normal" officeooo:rsid="007fa3fb" style:font-style-asian="normal" style:font-weight-asian="normal" style:font-style-complex="normal" style:font-weight-complex="normal"/>
    </style:style>
    <style:style style:name="T110" style:family="text">
      <style:text-properties fo:color="#000000" fo:font-style="italic" officeooo:rsid="00665cb5" style:font-style-asian="italic" style:font-style-complex="italic"/>
    </style:style>
    <style:style style:name="T111" style:family="text">
      <style:text-properties fo:color="#000000" fo:font-style="italic" officeooo:rsid="007fa21b" style:font-style-asian="italic" style:font-style-complex="italic"/>
    </style:style>
    <style:style style:name="T112" style:family="text">
      <style:text-properties officeooo:rsid="0062e219"/>
    </style:style>
    <style:style style:name="T113" style:family="text">
      <style:text-properties style:use-window-font-color="true"/>
    </style:style>
    <style:style style:name="T114" style:family="text">
      <style:text-properties style:use-window-font-color="true" fo:font-style="normal" fo:font-weight="bold" officeooo:rsid="00635a83" fo:background-color="transparent" style:font-style-asian="normal" style:font-weight-asian="bold" style:font-style-complex="normal" style:font-weight-complex="bold"/>
    </style:style>
    <style:style style:name="T115" style:family="text">
      <style:text-properties style:use-window-font-color="true" fo:font-style="normal" officeooo:rsid="008083bf" style:font-style-asian="normal" style:font-style-complex="normal"/>
    </style:style>
    <style:style style:name="T116" style:family="text">
      <style:text-properties style:use-window-font-color="true" fo:font-style="normal" officeooo:rsid="007cedfc" style:font-style-asian="normal" style:font-style-complex="normal"/>
    </style:style>
    <style:style style:name="T117" style:family="text">
      <style:text-properties style:use-window-font-color="true" fo:font-style="normal" officeooo:rsid="001630ce" style:font-style-asian="normal" style:font-style-complex="normal"/>
    </style:style>
    <style:style style:name="T118" style:family="text">
      <style:text-properties style:use-window-font-color="true" fo:font-style="normal" officeooo:rsid="00108c26" style:font-style-asian="normal" style:font-style-complex="normal"/>
    </style:style>
    <style:style style:name="T119" style:family="text">
      <style:text-properties style:use-window-font-color="true" fo:font-style="normal" officeooo:rsid="000e29aa" style:font-style-asian="normal" style:font-style-complex="normal"/>
    </style:style>
    <style:style style:name="T120" style:family="text">
      <style:text-properties style:use-window-font-color="true" officeooo:rsid="008083bf"/>
    </style:style>
    <style:style style:name="T121" style:family="text">
      <style:text-properties officeooo:rsid="006817c0"/>
    </style:style>
    <style:style style:name="T122" style:family="text">
      <style:text-properties officeooo:rsid="007a368e"/>
    </style:style>
    <style:style style:name="T123" style:family="text">
      <style:text-properties officeooo:rsid="007b5fcc"/>
    </style:style>
    <style:style style:name="T124" style:family="text">
      <style:text-properties officeooo:rsid="007cedfc"/>
    </style:style>
    <style:style style:name="T125" style:family="text">
      <style:text-properties officeooo:rsid="007e97ba"/>
    </style:style>
    <style:style style:name="T126" style:family="text">
      <style:text-properties officeooo:rsid="000550cb"/>
    </style:style>
    <style:style style:name="T127" style:family="text">
      <style:text-properties officeooo:rsid="00073090"/>
    </style:style>
    <style:style style:name="T128" style:family="text">
      <style:text-properties officeooo:rsid="00865d18"/>
    </style:style>
    <style:style style:name="T129" style:family="text">
      <style:text-properties officeooo:rsid="00873af8"/>
    </style:style>
    <style:style style:name="T130" style:family="text">
      <style:text-properties officeooo:rsid="00891eab"/>
    </style:style>
    <style:style style:name="T131" style:family="text">
      <style:text-properties officeooo:rsid="007fa2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71"/>
      <text:p text:style-name="P71"/>
      <text:p text:style-name="P71"/>
      <text:p text:style-name="P71"/>
      <text:p text:style-name="P71"/>
      <text:p text:style-name="P71"/>
      <text:p text:style-name="P71"/>
      <text:p text:style-name="P71"/>
      <text:p text:style-name="P71"/>
      <text:p text:style-name="P71"/>
      <text:p text:style-name="P64"><text:span text:style-name="T82"><text:s text:c="32"/>Summary</text:span><text:span text:style-name="T34"> Report</text:span></text:p>
      <text:p text:style-name="P66">P. Langley</text:p>
      <text:p text:style-name="P66">Sept 2013</text:p>
      <text:p text:style-name="P73"/>
      <text:p text:style-name="P72"/>
      <text:p text:style-name="P69"/>
      <text:p text:style-name="P74"/>
      <text:p text:style-name="P74"/>
      <text:p text:style-name="P74"/>
      <text:p text:style-name="P74"/>
      <text:p text:style-name="P74">Contents</text:p>
      <text:p text:style-name="P74"/>
      <text:p text:style-name="P74"/>
      <text:p text:style-name="P74"/>
      <text:p text:style-name="P59">1. Research Question and Aims [<text:span text:style-name="T85">250</text:span> words]</text:p>
      <text:p text:style-name="P57">2. Context <text:span text:style-name="T81">and contribution</text:span>[1000 words]</text:p>
      <text:p text:style-name="P56"><text:span text:style-name="T128">3</text:span>. Methodology [<text:span text:style-name="T82">75</text:span>0 words]</text:p>
      <text:p text:style-name="P58"><text:span text:style-name="T128">4</text:span>. <text:span text:style-name="T81">Thesis structure and </text:span>[<text:span text:style-name="T85">500</text:span> words]</text:p>
      <text:p text:style-name="P56"><text:span text:style-name="T128">5</text:span><text:span text:style-name="T81">. Case Studies and </text:span>[<text:span text:style-name="T85">500</text:span> words]</text:p>
      <text:p text:style-name="P39"/>
      <text:p text:style-name="P54">Appendix</text:p>
      <text:p text:style-name="P38"><text:span text:style-name="T126">i. diagram </text:span><text:span text:style-name="T127">of </text:span><text:span text:style-name="T126">thesis st</text:span><text:span text:style-name="T127">r</text:span><text:span text:style-name="T126">ucture diagram</text:span></text:p>
      <text:p text:style-name="P37">ii. timetable</text:p>
      <text:p text:style-name="P76"/>
      <text:p text:style-name="P60"><text:span text:style-name="T34">1. Research </text:span><text:span text:style-name="T35">Question and </text:span><text:span text:style-name="T34">Aims</text:span></text:p>
      <text:p text:style-name="PL-Paragraph"><text:span text:style-name="Emphasis"><text:span text:style-name="T25">The ability to generate complex </text:span></text:span><text:span text:style-name="Emphasis"><text:span text:style-name="T26">computational </text:span></text:span><text:span text:style-name="Emphasis"><text:span text:style-name="T25">models of architectural design proposals i</text:span></text:span><text:span text:style-name="Emphasis"><text:span text:style-name="T27">s</text:span></text:span><text:span text:style-name="Emphasis"><text:span text:style-name="T25"> rapidly increasing, but critical reflection o</text:span></text:span><text:span text:style-name="Emphasis"><text:span text:style-name="T27">n</text:span></text:span><text:span text:style-name="Emphasis"><text:span text:style-name="T25"> the consequences of such advances on architectural practice are not keeping pace.</text:span></text:span></text:p>
      <text:p text:style-name="P2"><text:span text:style-name="Emphasis"><text:span text:style-name="T5">Geometry and data are produced in huge quantities during </text:span></text:span><text:span text:style-name="Emphasis"><text:span text:style-name="T22">the</text:span></text:span><text:span text:style-name="Emphasis"><text:span text:style-name="T5"> design life </text:span></text:span><text:span text:style-name="Emphasis"><text:span text:style-name="T22">of a project </text:span></text:span><text:span text:style-name="Emphasis"><text:span text:style-name="T5">and </text:span></text:span><text:span text:style-name="Emphasis"><text:span text:style-name="T6">the d</text:span></text:span><text:span text:style-name="Emphasis"><text:span text:style-name="T5">igital models </text:span></text:span><text:span text:style-name="Emphasis"><text:span text:style-name="T6">that such data constitute </text:span></text:span><text:span text:style-name="Emphasis"><text:span text:style-name="T5">are used to simulat</text:span></text:span><text:span text:style-name="Emphasis"><text:span text:style-name="T6">e</text:span></text:span><text:span text:style-name="Emphasis"><text:span text:style-name="T5"> a building's performance, across a range of criteria, and to decide whether it is suitable to be built. </text:span></text:span><text:span text:style-name="Emphasis"><text:span text:style-name="T6">Commercial design and analysis software mediates design processes and policy in the built environment as never before. </text:span></text:span><text:span text:style-name="Emphasis"><text:span text:style-name="T5">But by what means are such </text:span></text:span><text:span text:style-name="Emphasis"><text:span text:style-name="T6">models and </text:span></text:span><text:span text:style-name="Emphasis"><text:span text:style-name="T5">simulations created and in what way</text:span></text:span><text:span text:style-name="Emphasis"><text:span text:style-name="T22">s</text:span></text:span><text:span text:style-name="Emphasis"><text:span text:style-name="T5"> does the nature of the software itself </text:span></text:span><text:span text:style-name="Emphasis"><text:span text:style-name="T6">mediate the process and </text:span></text:span><text:span text:style-name="Emphasis"><text:span text:style-name="T5">contribute to the </text:span></text:span><text:span text:style-name="Emphasis"><text:span text:style-name="T6">outcomes?</text:span></text:span></text:p>
      <text:p text:style-name="P2"><text:span text:style-name="Emphasis"><text:span text:style-name="T7">My research takes, as its starting point, the view </text:span></text:span><text:span text:style-name="Emphasis"><text:span text:style-name="T8">that </text:span></text:span><text:span text:style-name="Emphasis"><text:span text:style-name="T6">i</text:span></text:span><text:span text:style-name="Emphasis"><text:span text:style-name="T22">t</text:span></text:span><text:span text:style-name="Emphasis"><text:span text:style-name="T7"> is the </text:span></text:span><text:span text:style-name="Emphasis"><text:span text:style-name="T9">closed</text:span></text:span><text:span text:style-name="Emphasis"><text:span text:style-name="T7"> nature of the software itself </text:span></text:span><text:span text:style-name="Emphasis"><text:span text:style-name="T6">that creates this unacknowledged mediation and </text:span></text:span><text:span text:style-name="Emphasis"><text:span text:style-name="T22">in</text:span></text:span><text:span text:style-name="Emphasis"><text:span text:style-name="T6"> this project I will </text:span></text:span><text:span text:style-name="Emphasis"><text:span text:style-name="T11">explore </text:span></text:span><text:span text:style-name="Emphasis"><text:span text:style-name="T24">methods of open source in order to address </text:span></text:span><text:span text:style-name="Emphasis"><text:span text:style-name="T6">the following questions;</text:span></text:span></text:p>
      <text:p text:style-name="P32"><text:span text:style-name="Emphasis"><text:span text:style-name="T115">- </text:span></text:span><text:span text:style-name="Emphasis"><text:span text:style-name="T116">How might the processes of computational design</text:span></text:span><text:span text:style-name="Emphasis"><text:span text:style-name="T117"> and simulatio</text:span></text:span><text:span text:style-name="Emphasis"><text:span text:style-name="T118">n </text:span></text:span><text:span text:style-name="Emphasis"><text:span text:style-name="T116">differ through being </text:span></text:span><text:span text:style-name="Emphasis"><text:span text:style-name="T119">focused on</text:span></text:span><text:span text:style-name="Emphasis"><text:span text:style-name="T115"> the </text:span></text:span><text:span text:style-name="Emphasis"><text:span text:style-name="T119">means of </text:span></text:span><text:span text:style-name="Emphasis"><text:span text:style-name="T115">open </text:span></text:span><text:span text:style-name="Emphasis"><text:span text:style-name="T119">production rather than </text:span></text:span><text:span text:style-name="Emphasis"><text:span text:style-name="T115">digital</text:span></text:span><text:span text:style-name="Emphasis"><text:span text:style-name="T119"> products</text:span></text:span><text:span text:style-name="Emphasis"><text:span text:style-name="T118">?</text:span></text:span></text:p>
      <text:p text:style-name="P4">- How can suc<text:span text:style-name="T113">h an open source methodol</text:span>ogy be implemented?</text:p>
      <text:p text:style-name="P3"><text:span text:style-name="Emphasis"><text:span text:style-name="T10">- What would </text:span></text:span><text:span text:style-name="Emphasis"><text:span text:style-name="T22">be </text:span></text:span><text:span text:style-name="Emphasis"><text:span text:style-name="T10">the tools of such a methodol</text:span></text:span><text:span text:style-name="Emphasis"><text:span text:style-name="T118">ogy </text:span></text:span><text:span text:style-name="Emphasis"><text:span text:style-name="T116">and how would they operate</text:span></text:span><text:span text:style-name="Emphasis"><text:span text:style-name="T118">?</text:span></text:span></text:p>
      <text:p text:style-name="P25"><text:span text:style-name="Emphasis"><text:span text:style-name="T11">- How is scientific knowledge created through spatial simulations and how can this process be 'open-sourced'?</text:span></text:span></text:p>
      <text:p text:style-name="P25"><text:span text:style-name="Emphasis"><text:span text:style-name="T11"/></text:span></text:p>
      <text:p text:style-name="P77"/>
      <text:p text:style-name="P60"><text:span text:style-name="T34">2. Context </text:span><text:span text:style-name="T81">and contribution</text:span><text:span text:style-name="T41">- </text:span><text:span text:style-name="T45">10</text:span><text:span text:style-name="T37">00</text:span><text:span text:style-name="T36"> words</text:span></text:p>
      <text:p text:style-name="PL-Paragraph"><text:span text:style-name="T38">Many forms of contemporary architectural</text:span> <text:span text:style-name="T38">practice</text:span> <text:span text:style-name="T38">are increasingly</text:span> characterised by the use <text:span text:style-name="T38">of complex, sophisticated software for the design, analysis and production of projects. Previously, <text:s/>software such as CAD has been skeumorphic – mimicking non-computational techniques such as hand drawing – and predominantly providing </text:span><text:span text:style-name="T120">improvements</text:span><text:span text:style-name="T38"> in speed of production and organisation of design material. However, current developments in the field of architectural software, such as BIM, represent a significant change in the relationship between the architect and the computational tools he/ she employs. </text:span></text:p>
      <text:p text:style-name="P14">Single design models can contain full geometric information - at a 'virtual' 1:1 scale – as well as massive amounts of data related to construction cost, environmental performance, energy use, structural stability. The tools for creating all of this data lie within a limited selection of proprietary, commercial software packages. The ability to access the raw data contained within such models, as well as the means to analyse and interpret it is limited to those with access to the software itself. Furthermore, the extent to which such technology mediates design processes is poorly understood.</text:p>
      <text:p text:style-name="PL-SubHeading"><text:span text:style-name="T53">Simulation in </text:span><text:span text:style-name="T56">spatial</text:span><text:span text:style-name="T53"> design</text:span></text:p>
      <text:p text:style-name="P15"><text:span text:style-name="T51">The use of simulation in spatial design includes 'well understood' applications </text:span><text:span text:style-name="T80">such as</text:span><text:span text:style-name="T124"> </text:span><text:span text:style-name="T51">structural design packages (for sizing steelwork members) and environmental deign software (used for predicting internal temperatures and energy use). <text:s/>In both cases, they are used to provide </text:span><text:span text:style-name="T124">an evaluation</text:span><text:span text:style-name="T51"> of the predicted performance of the proposed design and in order to do this, the spatial deign model is placed within a simulated world, based on abstractions and simplifications of things such as gravity, wind, weather. In one sense, th</text:span><text:span text:style-name="T52">ese</text:span><text:span text:style-name="T51"> kind</text:span><text:span text:style-name="T52">s</text:span><text:span text:style-name="T51"> of approach</text:span><text:span text:style-name="T52">es</text:span><text:span text:style-name="T51"> are </text:span><text:span text:style-name="T52">a </text:span><text:span text:style-name="T51">development of 'traditional' approaches to the technical aspects </text:span><text:span text:style-name="T52">of</text:span><text:span text:style-name="T51"> design, </text:span><text:span text:style-name="T52">where</text:span><text:span text:style-name="T51"> </text:span><text:span text:style-name="T124">the </text:span><text:span text:style-name="T52">t</text:span><text:span text:style-name="T51">raditional, by-hand calculations have been replaced with rapid and multiple iterations of complex design scenarios. </text:span></text:p>
      <text:p text:style-name="P15"><text:span text:style-name="T52">Th</text:span><text:span text:style-name="T51">ere </text:span><text:span text:style-name="T52">also </text:span><text:span text:style-name="T51">is another strand of simulation emerging in architectural design. Approaches such as </text:span><text:span text:style-name="T43">S</text:span><text:span text:style-name="T44">pace </text:span><text:span text:style-name="T43">S</text:span><text:span text:style-name="T44">yntax</text:span><text:span text:style-name="T51">' </text:span><text:span text:style-name="T52"><text:note text:id="ftn1" text:note-class="footnote"><text:note-citation>1</text:note-citation><text:note-body><text:p text:style-name="P47"><text:tab/>Space Syntax – write something here</text:p></text:note-body></text:note></text:span><text:span text:style-name="T52"> </text:span><text:span text:style-name="T51">represent a break from </text:span><text:span text:style-name="T52">simulation </text:span><text:span text:style-name="T91">as</text:span><text:span text:style-name="T52"> </text:span><text:span text:style-name="T91">augmentation to</text:span><text:span text:style-name="T52"> a pre-existing design operation. Space-syntax analysis investigates characteristics of space such as 'depth of view' – that is how far can someone see – o</text:span><text:span text:style-name="T124">r</text:span><text:span text:style-name="T52"> axial connectivity [REF] within geometric models of buildings and urban environments. The results of this analysis are used to evaluate the performance of a design proposal. This approach to spatial analysis is not an augment</text:span><text:span text:style-name="T124">ation of existing design processes </text:span><text:span text:style-name="T125">through increased</text:span><text:span text:style-name="T52"> computer processing power, it exists </text:span><text:span text:style-name="T125">as a direct consequence</text:span><text:span text:style-name="T52"> of that computing power. </text:span></text:p>
      <text:p text:style-name="P15"><text:span text:style-name="T52">These two strands of simulation – augmented processes and invented processes – <text:s/>appear very different and on the surface their only real similarity seems to be that they </text:span><text:span text:style-name="T125">are </text:span><text:span text:style-name="T52">both reliant on the availability of computing power to support </text:span><text:span text:style-name="T125">their</text:span><text:span text:style-name="T52"> use. However, </text:span><text:span text:style-name="T53">this reliance on computing power goes deeper than a question of 'horse-power'. In deploying such power to create complex simulation models both approaches create a difficulty in evaluating and challenging their outcomes. <text:s text:c="2"/></text:span></text:p>
      <text:p text:style-name="PL-Paragraph">In the recent past, research into building performance was translated into rule<text:span text:style-name="T125">s</text:span> of thumb guidance, that could be applied 'manually', or laborious hand calculations of daylight may be required. Rapid increases in computing power and software sophistication have changed the way in which these calculations are made and conclusions are drawn. It influences not just the types of space that may be constructed, but it shapes the regulatory framework in which the designers operate.</text:p>
      <text:p text:style-name="P16">The carbon buzz [REF] initiative creates a platform for building designers and operators to compare simulated and actual environmental performance. While it is currently far from a comprehensive database [the project <text:span text:style-name="T53">i</text:span>s still in its early stages], it highlights very clearly <text:span text:style-name="T53">three</text:span> crucial <text:span text:style-name="T53">issues</text:span>. The first, and most obvious, is the discrepancy between the 'designed' and the 'actual' performance and actual energy use is shown to be significantly higher than predicted. In some cases the difference is so significant that if the 'true' figures were presented at the design phase, the project would not have met the relevant regulatory requirements. Much valuable research has been and continues to be carried out identifying the reasons for such discrepancies, examining things such as end user familiarity with the building<text:span text:style-name="T125">'</text:span>s control systems. <text:span text:style-name="T53">But there is little focus on designers familiarity with issues of adopting such </text:span><text:soft-page-break/><text:span text:style-name="T53">computational simulation in the first place. </text:span>The second aspect is linked to the ease with which this discrepancy can be identified. Both the predicted and measured performance of building is reduced to a single 'grade' - A, B, C etc. The complexity of the simulated model - thousands of triangular faces of <text:span text:style-name="T53">geometry</text:span>, lists of materials, calculations made for every hour of every day - has been simplified to a single character. <text:span text:style-name="T53">The final observation is that each design proposal is evaluated and presented in isolation and is not situated in any way. There is no link to its wider 'real-world' context and the simplified environment of the simulation is transposed into the world 'as is'. </text:span></text:p>
      <text:p text:style-name="P43">[IMAGES OF CARBON BUZZ WEBSITE]</text:p>
      <text:p text:style-name="P17"><text:span text:style-name="T56">Although an i</text:span><text:span text:style-name="T54">nvented process such as space syntax, </text:span><text:span text:style-name="T56">does not [at least yet] have the same impact on policy, it can certainly be described as returning the results of simulation as reality.</text:span></text:p>
      <text:p text:style-name="P17"><text:span text:style-name="T55">Space syntax, although far from being a common approach in architectural and urban design, has certainly 'left the lab', and has been used on many high profile projects.</text:span><text:span text:style-name="T54"> </text:span><text:span text:style-name="T55">Even though it is not a widespread approach i</text:span><text:span text:style-name="T54">t is </text:span><text:span text:style-name="T55">still</text:span><text:span text:style-name="T54"> very difficult to challenge the findings of a study like space syntax. </text:span><text:span text:style-name="T55">It is of course, supported by significant and 'robust' research but is also the nature of the simulation itself that makes contesting it difficult. If I wished to challenge the 'accuracy' of the simulation I would be, by implication, accepting the ontological validity of the approach. I would need a kind of anti 'space syntax' device in order to fully challenge it's usefulness. </text:span><text:span text:style-name="T54">In returning this idealised virtual model directly into the 'real world', Space syntax creates its own essentialist ontological position. That is </text:span><text:span text:style-name="T91">to say that it makes a claim that </text:span><text:span text:style-name="T54">that there are characteristics of spatial assemblies that can be found, understood and harnessed. The </text:span><text:span text:style-name="T56">complexity of the </text:span><text:span text:style-name="T54">computer technology used to generate this position is the means by which it is reinforced. </text:span></text:p>
      <text:p text:style-name="P42"><text:span text:style-name="T55">[</text:span><text:span text:style-name="T54">IMAGES OF </text:span><text:span text:style-name="T55">SPACE SYNTAX</text:span><text:span text:style-name="T54">]</text:span></text:p>
      <text:p text:style-name="PL-Paragraph"><text:span text:style-name="T91">Both of these examples sit on spectrum of </text:span><text:span text:style-name="T92">computational simulation that is currently employed in architectural practice. At one end, computational augmented simulations of environmental performance directly inform the policies than regulate construction. At the other end, computationally-driven simulations of abstracted spatial concepts provide seemingly incontestable analysis of 'good' design. In each case, the ability to engage with the way in which they are produced and the findings they produce are limited to </text:span><text:span text:style-name="T125">a very narrow </text:span><text:span text:style-name="T92">professional field.</text:span></text:p>
      <text:p text:style-name="P19">The contributions of this research project in the field of digital simulation for spatial design are;</text:p>
      <text:p text:style-name="P19">1. <text:s/><text:span text:style-name="T112">???</text:span></text:p>
      <text:p text:style-name="P20">2. <text:span text:style-name="T112">???</text:span></text:p>
      <text:p text:style-name="P20">3.<text:span text:style-name="T112">???</text:span></text:p>
      <text:p text:style-name="P20">4. <text:span text:style-name="T112">???</text:span></text:p>
      <text:p text:style-name="P78"/>
      <text:p text:style-name="P61"><text:span text:style-name="T84">3</text:span><text:span text:style-name="T34">. Methodol</text:span><text:span text:style-name="T93">ogical approach</text:span></text:p>
      <text:p text:style-name="P45">open source methodolog<text:span text:style-name="T50">ies</text:span></text:p>
      <text:p text:style-name="P33">My research adopts a novel methodological approach concerning opens source to direct both the analytical and design-based case studies. This involves going beyond conventional <text:s/>'convergent' methods of open source and employing more contemporary 'divergent' methods.</text:p>
      <text:p text:style-name="P34">Convergent models of open source</text:p>
      <text:p text:style-name="P22"><text:span text:style-name="T39">'Open source' <text:s/>is </text:span><text:span text:style-name="T88">now </text:span><text:span text:style-name="T39">a widely understood concept, at least on a very broad level. </text:span><text:span text:style-name="T88">In terms of software development, at its basic level open source involves the release of a software's </text:span><text:span text:style-name="T89">'</text:span><text:span text:style-name="T88">source code</text:span><text:span text:style-name="T89">' allowing the user the freedom to;</text:span></text:p>
      <text:p text:style-name="PL-Footnote"><text:span text:style-name="T89">1</text:span>. use the software for any purpose</text:p>
      <text:p text:style-name="PL-Footnote">2. study how it works</text:p>
      <text:p text:style-name="PL-Footnote">3. <text:span text:style-name="T89">redistribute</text:span> copies</text:p>
      <text:p text:style-name="PL-Footnote">4. make modifications</text:p>
      <text:p text:style-name="P48">[REF]</text:p>
      <text:p text:style-name="P23"><text:span text:style-name="T40">Th</text:span><text:span text:style-name="T125">e</text:span><text:span text:style-name="T40"> difficulty </text:span><text:span text:style-name="T89">with the most basic use of these freedoms, in terms of software development has been twofold. Firstly,</text:span><text:span text:style-name="T40"> an expert community of coders </text:span><text:span text:style-name="T125">needs to</text:span><text:span text:style-name="T40"> </text:span><text:span text:style-name="T89">coalesce </text:span><text:span text:style-name="T125">in order</text:span><text:span text:style-name="T89"> to </text:span><text:span text:style-name="T40">share and contribute complex source code which has been made freely available. The release of the source code does not in itself widen the pool of potential contributors beyond the expert knowledge that would have been required whether or not the code was open source </text:span><text:span text:style-name="T89">[REF]. The second</text:span><text:span text:style-name="T40">, common criticism of such </text:span><text:span text:style-name="T89">simple </text:span><text:span text:style-name="T40">models of open source </text:span><text:span text:style-name="T89">software</text:span><text:span text:style-name="T40"> is that it merely replicates commercial </text:span><text:span text:style-name="T89">programs</text:span><text:span text:style-name="T40"> rather than providing creative alternatives.</text:span></text:p>
      <text:p text:style-name="P23"><text:span text:style-name="T40">In architecture the software tools employed in architectural design practice are typically commercial and closed, therefore placing certain limits on the ability of non-professionals to adopt or </text:span><text:span text:style-name="T89">adapt them</text:span><text:span text:style-name="T40">. </text:span><text:span text:style-name="T89">The focus has instead been on the release of architectural design as 'source code'</text:span><text:span text:style-name="T40">. </text:span><text:span text:style-name="T30">T</text:span><text:span text:style-name="T28">he 'wiki' </text:span><text:span text:style-name="T30">has been commonly adopted as the</text:span><text:span text:style-name="T28"> </text:span><text:span text:style-name="T30">method</text:span><text:span text:style-name="T28"> </text:span><text:span text:style-name="T30">for the release of this 'source code'</text:span><text:span text:style-name="T28">. The 'open source' manifesto for architecture </text:span><text:span text:style-name="T29">is a multi-authored page of wikipedia itself. The manifesto identifies the need for various 'standards' including software and hardware interoperability. </text:span><text:span text:style-name="T28">Initiatives such as 'wiki house' [REF] offer 3D models of designed and verified component and assemblies for users to download, manufacture and build their own project.. The project Wikiplaza [REF], by Hackitectura, offers a more diverse resource within it's 'source code' and asks the question 'what would it be like to build a wiki?'. Their proposal, conceived as 'copy left' concept, aims to take the methodological approach of the digital wiki and apply it, almost directly, to the physical world. </text:span></text:p>
      <text:p text:style-name="P35">Divergent models of open source</text:p>
      <text:p text:style-name="P21"><text:span text:style-name="T29">Although both of the </text:span><text:span text:style-name="T31">above</text:span><text:span text:style-name="T29"> approaches </text:span><text:span text:style-name="T30">have contributed to and supported the idea of an open source methodology they display an underlying characteristic that is problematic. Both strands are based on 'convergent' models of open source, that tend towards a single</text:span><text:span text:style-name="T29">, stable outcome. </text:span></text:p>
      <text:p text:style-name="P24"><text:span text:style-name="T88">More recently, there has been a resurgence in 'divergent' methods of open source </text:span><text:span text:style-name="T90">based on 'versioning' technology. 'Versioning' is a technological solution to the problem of managing multiple copies of software programs (and parts of programs) <text:s/>that are at various stages of development and stability. The core functionality of versioning is the ability for multiple uses to 'branch' individual components of a piece of software assembly, whilst retaining the functionality of the full assembly. This feature allows for multiple, co-authored versions to exist simultaneously. Users can then modify files and 'commit' them back to the assembly, 'merging' them with other branches of the project. This process creates a complete, genealogical trace of each step in the development of a project that can be accessed at any moment during a project</text:span><text:span text:style-name="T125">'</text:span><text:span text:style-name="T90">s life.</text:span></text:p>
      <text:p text:style-name="PL-Paragraph">The wider significance of versioning, beyond its use in software development has most interestingly been explored in the manifesto for 'Urban Versioning' [Haque and Fuller]. They propose a methodology of versioning for architectural and urban design that challenges conventional approaches to design, <text:soft-page-break/>making and authorship.</text:p>
      <text:p text:style-name="P36">Tools for a divergent open source methodology</text:p>
      <text:p text:style-name="P18"><text:span text:style-name="T48">I will adopt methods associated with an emerging field in social science research - Software Studies. In </text:span><text:span text:style-name="T48">proposing a 'Manifesto for Software Studies</text:span><text:span text:style-name="T125">'</text:span><text:span text:style-name="T48">, Kitchin and Dodge identify 'genealogies' as a suitable method for research into how code</text:span><text:span text:style-name="T49"> </text:span><text:span text:style-name="T48">emerges. </text:span><text:span text:style-name="T47"><text:s/>Whereas, Latour follows </text:span><text:span text:style-name="T48">'materiality' through the scientific processes, <text:s/>a genealogy of software traces the code, the iterations and the unfolding versions. </text:span><text:span text:style-name="T49">This method will be employed to construct a genealogy of existing software as well as informing the means by which future software should be created.</text:span></text:p>
      <text:p text:style-name="P18"><text:span text:style-name="T13">Github is a </text:span><text:span text:style-name="T14">versioning technology and </text:span><text:span text:style-name="T13">platform for 'social coding', based on the popular Git versioning software. </text:span><text:span text:style-name="T14">As with much versioning software, Github creates</text:span><text:span text:style-name="T32"> structure</text:span><text:span text:style-name="T33">d</text:span><text:span text:style-name="T32"> databases of c</text:span><text:span text:style-name="T14">hanges to </text:span><text:span text:style-name="T24">code</text:span><text:span text:style-name="T14"> </text:span><text:span text:style-name="T24">within </text:span><text:span text:style-name="T14">shared projects, in the form of 'branches', 'merges' and 'commits'. While Github itself provides some analysis tools, the structured data sets that it produces can be extracted for custom analysis and visualisation.</text:span></text:p>
      <text:p text:style-name="P44">code traces mapped [goarse, gephi, my openPHD]</text:p>
      <text:p text:style-name="P55"/>
      <text:p text:style-name="P62"><text:span text:style-name="T128">4</text:span>. Thesis structure</text:p>
      <text:p text:style-name="P41"><text:span text:style-name="Emphasis"><text:span text:style-name="T114">The thesis is structured around the following three, thematic strands;</text:span></text:span></text:p>
      <text:p text:style-name="P67">Situating Simulations</text:p>
      <text:p text:style-name="P38"><text:span text:style-name="Strong_20_Emphasis"><text:span text:style-name="T1">Simulation</text:span></text:span><text:span text:style-name="Strong_20_Emphasis"><text:span text:style-name="T2">s</text:span></text:span><text:span text:style-name="Strong_20_Emphasis"><text:span text:style-name="T1"> represents </text:span></text:span><text:span text:style-name="Strong_20_Emphasis"><text:span text:style-name="T2">the</text:span></text:span><text:span text:style-name="Strong_20_Emphasis"><text:span text:style-name="T1"> potentials and dangers of computational technology. <text:s/>They risk taking the simplified abstraction of the complexity of the world and return it as it's underlying structure.</text:span></text:span></text:p>
      <text:p text:style-name="P38"><text:span text:style-name="Strong_20_Emphasis"><text:span text:style-name="T3">This section will explore the following:</text:span></text:span></text:p>
      <text:p text:style-name="P38"><text:span text:style-name="Strong_20_Emphasis"><text:span text:style-name="T3">- A comparison of a constructive and realist ontological position with regard to scientific knowledge (Latour &amp; De Landa) and the use of simulation as a means of producing scientific knowledge</text:span></text:span></text:p>
      <text:p text:style-name="P38"><text:span text:style-name="Strong_20_Emphasis"><text:span text:style-name="T3">- The role of narrative </text:span></text:span><text:span text:style-name="Strong_20_Emphasis"><text:span text:style-name="T4">in an autopoeitic understanding of simulation (Hayles &amp; Varela)</text:span></text:span></text:p>
      <text:p text:style-name="P52"><text:span text:style-name="T130">Traces of Code</text:span><text:tab/></text:p>
      <text:p text:style-name="P53"/>
      <text:p text:style-name="P50"><text:span text:style-name="T57">Virtual I</text:span><text:span text:style-name="T66">nterfaces</text:span></text:p>
      <text:p text:style-name="P40"><text:span text:style-name="Strong_20_Emphasis"><text:span text:style-name="T46"/></text:span></text:p>
      <text:p text:style-name="P40"><text:span text:style-name="Strong_20_Emphasis"><text:span text:style-name="T1"/></text:span></text:p>
      <text:p text:style-name="PL-SubHeading"/>
      <text:p text:style-name="P79">Thesis Structure</text:p>
      <text:p text:style-name="P46"><text:span text:style-name="T128">-----------------------------------------------</text:span><text:span text:style-name="T130">-</text:span><text:span text:style-name="T128">---------------------</text:span></text:p>
      <text:p text:style-name="P9">Introduction – Background, Context and Contribution</text:p>
      <text:p text:style-name="P68">Open source</text:p>
      <text:p text:style-name="P12"><text:span text:style-name="T130"><text:tab/></text:span><text:span text:style-name="T81">Chapter </text:span><text:span text:style-name="T130">1. </text:span><text:span text:style-name="T83">Towards a new form of open source </text:span><text:span text:style-name="T131">in architecture</text:span></text:p>
      <text:p text:style-name="P13"><text:tab/><text:span text:style-name="T81">Chapter </text:span><text:span text:style-name="T130">2. </text:span>Methodology</text:p>
      <text:p text:style-name="P11">Section 1. <text:span text:style-name="T130">Situating Simulations</text:span></text:p>
      <text:p text:style-name="P5"><text:tab/>Chapter <text:span text:style-name="T130">3. </text:span>Ontologies Of Science - Constructing Knowledge</text:p>
      <text:p text:style-name="P5"><text:tab/><text:span text:style-name="T86">Chapter </text:span><text:span text:style-name="T130">4. </text:span><text:span text:style-name="T86">Simulation and Narrative</text:span></text:p>
      <text:p text:style-name="P7"><text:span text:style-name="T81"><text:tab/></text:span><text:span text:style-name="T59">Case Study 1</text:span></text:p>
      <text:p text:style-name="P6"><text:span text:style-name="T73">Section </text:span><text:span text:style-name="T77">2</text:span><text:span text:style-name="T73">. Traces</text:span><text:span text:style-name="T78"> of </text:span><text:span text:style-name="T79">Codes</text:span><text:span text:style-name="T57"><text:tab/></text:span></text:p>
      <text:p text:style-name="P6"><text:tab/>Chapter <text:span text:style-name="T130">5. </text:span>Code And Space </text:p>
      <text:p text:style-name="P6"><text:tab/>Chapter <text:span text:style-name="T130">6. </text:span>Algorithms As Stable Code</text:p>
      <text:p text:style-name="P8"><text:span text:style-name="T59"><text:tab/>Case Study </text:span><text:span text:style-name="T65">2</text:span></text:p>
      <text:p text:style-name="P51"><text:span text:style-name="T57">Section </text:span><text:span text:style-name="T65">3</text:span><text:span text:style-name="T57">. Virtual </text:span><text:span text:style-name="T66">Interfaces</text:span><text:span text:style-name="T57"> </text:span></text:p>
      <text:p text:style-name="P6"><text:tab/>Chapter <text:span text:style-name="T130">7.</text:span><text:span text:style-name="T87"> <text:s/></text:span>Post Humanis<text:span text:style-name="T87">t futures</text:span></text:p>
      <text:p text:style-name="P6"><text:tab/>Chapter<text:span text:style-name="T87"> </text:span><text:span text:style-name="T130">8.</text:span> <text:s/>Digital <text:span text:style-name="T129">Materials</text:span></text:p>
      <text:p text:style-name="P8"><text:span text:style-name="T59"><text:tab/>Case Study </text:span><text:span text:style-name="T65">3</text:span></text:p>
      <text:p text:style-name="P80">---------------------------------------------------------------------</text:p>
      <text:p text:style-name="P10"/>
      <text:p text:style-name="P63"><text:span text:style-name="T128">5. </text:span>Case Studies [<text:span text:style-name="T85">500</text:span> words]</text:p>
      <text:p text:style-name="P27"><text:span text:style-name="Emphasis"><text:span text:style-name="T15">Each of these three case studies sits within one of the thematic strands described above;</text:span></text:span></text:p>
      <text:p text:style-name="P28"><text:span text:style-name="Emphasis"><text:span text:style-name="T68">SIMULATION - </text:span></text:span><text:span text:style-name="Emphasis"><text:span text:style-name="T67">CASE STUDY </text:span></text:span><text:span text:style-name="Emphasis"><text:span text:style-name="T69">1. </text:span></text:span></text:p>
      <text:p text:style-name="P28"><text:span text:style-name="Emphasis"><text:span text:style-name="T58">GENEALOGICAL </text:span></text:span><text:span text:style-name="Emphasis"><text:span text:style-name="T63">SOFTWARE</text:span></text:span><text:span text:style-name="Emphasis"><text:span text:style-name="T58"> </text:span></text:span><text:span text:style-name="Emphasis"><text:span text:style-name="T62">MAPPING</text:span></text:span><text:span text:style-name="Emphasis"><text:span text:style-name="T58"> </text:span></text:span><text:span text:style-name="Emphasis"><text:span text:style-name="T59">OF 'SPACE</text:span></text:span><text:span text:style-name="Emphasis"><text:span text:style-name="T57"> SYNTAX</text:span></text:span><text:span text:style-name="Emphasis"><text:span text:style-name="T59">'</text:span></text:span><text:span text:style-name="Emphasis"><text:span text:style-name="T57"> </text:span></text:span><text:span text:style-name="Emphasis"><text:span text:style-name="T63">SIMULATION TECHNIQUES</text:span></text:span></text:p>
      <text:p text:style-name="P26"><text:span text:style-name="Emphasis"><text:span text:style-name="T5">- '</text:span></text:span><text:span text:style-name="Emphasis"><text:span text:style-name="T12">G</text:span></text:span><text:span text:style-name="Emphasis"><text:span text:style-name="T5">enealogical' analysis of </text:span></text:span><text:span text:style-name="Emphasis"><text:span text:style-name="T15">'</text:span></text:span><text:span text:style-name="Emphasis"><text:span text:style-name="T12">S</text:span></text:span><text:span text:style-name="Emphasis"><text:span text:style-name="T5">pace </text:span></text:span><text:span text:style-name="Emphasis"><text:span text:style-name="T12">S</text:span></text:span><text:span text:style-name="Emphasis"><text:span text:style-name="T5">yntax</text:span></text:span><text:span text:style-name="Emphasis"><text:span text:style-name="T15">' software tools</text:span></text:span></text:p>
      <text:p text:style-name="P29"><text:span text:style-name="Emphasis"><text:span text:style-name="T95">This case study will create a 'genealogical trace' of the development process that Space </text:span></text:span><text:span text:style-name="Emphasis"><text:span text:style-name="T96">Syntax</text:span></text:span><text:span text:style-name="Emphasis"><text:span text:style-name="T95"> techniques of 'axial mapping' and 'visibility' mapping have undergone since their inception in the late 1970s. This case study will use as its source material the extensive record of peer reviewed material that supports the Space Syntax research project. By adopting a genealogical approach, </text:span></text:span><text:span text:style-name="Emphasis"><text:span text:style-name="T99">and 'following the code', </text:span></text:span><text:span text:style-name="Emphasis"><text:span text:style-name="T95">the intention is to </text:span></text:span><text:span text:style-name="Emphasis"><text:span text:style-name="T97">map </text:span></text:span><text:span text:style-name="Emphasis"><text:span text:style-name="T95">through translation and codification the capabilities </text:span></text:span><text:span text:style-name="Emphasis"><text:span text:style-name="T98">and functionality</text:span></text:span><text:span text:style-name="Emphasis"><text:span text:style-name="T95"> of each technique </text:span></text:span><text:span text:style-name="Emphasis"><text:span text:style-name="T99">and therefore provide a </text:span></text:span><text:span text:style-name="Emphasis"><text:span text:style-name="T100">critical</text:span></text:span><text:span text:style-name="Emphasis"><text:span text:style-name="T99"> narrative around its constructio</text:span></text:span><text:span text:style-name="Emphasis"><text:span text:style-name="T99">n </text:span></text:span><text:span text:style-name="Emphasis"><text:span text:style-name="T100">and contemporary use</text:span></text:span><text:span text:style-name="Emphasis"><text:span text:style-name="T99">.</text:span></text:span></text:p>
      <text:p text:style-name="P49"><text:span text:style-name="Emphasis"><text:span text:style-name="T71">CODE/ ALGORITHM - </text:span></text:span><text:span text:style-name="Emphasis"><text:span text:style-name="T70">CASE STUDY </text:span></text:span><text:span text:style-name="Emphasis"><text:span text:style-name="T72">2. </text:span></text:span></text:p>
      <text:p text:style-name="P28"><text:span text:style-name="Emphasis"><text:span text:style-name="T60">DYNAMIC </text:span></text:span><text:span text:style-name="Emphasis"><text:span text:style-name="T59">D</text:span></text:span><text:span text:style-name="Emphasis"><text:span text:style-name="T58">ATA STREAMS </text:span></text:span><text:span text:style-name="Emphasis"><text:span text:style-name="T61">FOR DATA DRIVEN DESIGN</text:span></text:span></text:p>
      <text:p text:style-name="PL-Paragraph"><text:span text:style-name="Emphasis">- Creating 'open', publicly accessible streams of computational design data geometry and simulation data, specifically environmental data</text:span></text:p>
      <text:p text:style-name="P31"><text:span text:style-name="Emphasis"><text:span text:style-name="T16">This case study </text:span></text:span><text:span text:style-name="Emphasis"><text:span text:style-name="T20">is about the design and creation of </text:span></text:span><text:span text:style-name="Emphasis"><text:span text:style-name="T16">'open streams' of design data for public access. </text:span></text:span><text:span text:style-name="Emphasis"><text:span text:style-name="T23">It</text:span></text:span><text:span text:style-name="Emphasis"><text:span text:style-name="T16"> will explore the issues around </text:span></text:span><text:span text:style-name="Emphasis"><text:span text:style-name="T20">interoperability through the</text:span></text:span><text:span text:style-name="Emphasis"><text:span text:style-name="T16"> use </text:span></text:span><text:span text:style-name="Emphasis"><text:span text:style-name="T20">of </text:span></text:span><text:span text:style-name="Emphasis"><text:span text:style-name="T16">novel file types and forms of data and will use twitter as </text:span></text:span><text:span text:style-name="Emphasis"><text:span text:style-name="T19">the</text:span></text:span><text:span text:style-name="Emphasis"><text:span text:style-name="T16"> means of aggregation and distribution. </text:span></text:span><text:span text:style-name="Emphasis"><text:span text:style-name="T21">One of the output</text:span></text:span><text:span text:style-name="Emphasis"><text:span text:style-name="T23">s</text:span></text:span><text:span text:style-name="Emphasis"><text:span text:style-name="T21"> of this will be a software plug in for a 3D modelling package.</text:span></text:span><text:span text:style-name="Emphasis"><text:span text:style-name="T16"> </text:span></text:span><text:span text:style-name="Emphasis"><text:span text:style-name="T17">This new technological innovation will be tested </text:span></text:span><text:span text:style-name="Emphasis"><text:span text:style-name="T18">and demonstrated </text:span></text:span><text:span text:style-name="Emphasis"><text:span text:style-name="T17">through a short series of student workshops.</text:span></text:span></text:p>
      <text:p text:style-name="PL-Footnote"><text:span text:style-name="Emphasis"><text:span text:style-name="T110">Technical aspects of this case study have been developed as part of my @simBot pilot project. This was </text:span></text:span><text:span text:style-name="Emphasis"><text:span text:style-name="T111">used</text:span></text:span><text:span text:style-name="Emphasis"><text:span text:style-name="T110"> and tested as part of a workshop in environmental design in July 2013</text:span></text:span></text:p>
      <text:p text:style-name="PL-Quote"><text:span text:style-name="Emphasis">IMAGES FROM </text:span><text:span text:style-name="Emphasis"><text:span text:style-name="T94">@simBot </text:span></text:span><text:span text:style-name="Emphasis">PRO</text:span><text:span text:style-name="Emphasis"><text:span text:style-name="T121">TO</text:span></text:span><text:span text:style-name="Emphasis">TYPE</text:span></text:p>
      <text:p text:style-name="P28"><text:span text:style-name="Emphasis"><text:span text:style-name="T74">INTERFACE - </text:span></text:span><text:span text:style-name="Emphasis"><text:span text:style-name="T73">CASE STUDY </text:span></text:span><text:span text:style-name="Emphasis"><text:span text:style-name="T75">3</text:span></text:span><text:span text:style-name="Emphasis"><text:span text:style-name="T76">. </text:span></text:span></text:p>
      <text:p text:style-name="P28"><text:span text:style-name="Emphasis"><text:span text:style-name="T64">@</text:span></text:span><text:span text:style-name="Emphasis"><text:span text:style-name="T57">S</text:span></text:span><text:span text:style-name="Emphasis"><text:span text:style-name="T58">IMBOT AS COMPANION SOFTWARE</text:span></text:span></text:p>
      <text:p text:style-name="PL-Paragraph"><text:span text:style-name="Emphasis">- <text:s/>A personal, customisable, companion </text:span><text:span text:style-name="Emphasis"><text:span text:style-name="T123">'</text:span></text:span><text:span text:style-name="Emphasis">app</text:span><text:span text:style-name="Emphasis"><text:span text:style-name="T123">'</text:span></text:span><text:span text:style-name="Emphasis"> </text:span><text:span text:style-name="Emphasis"><text:span text:style-name="T122">capable of 'reading</text:span></text:span><text:span text:style-name="Emphasis">' to dynamic data streams</text:span></text:p>
      <text:p text:style-name="P30"><text:span text:style-name="Emphasis"><text:span text:style-name="T101">This case study </text:span></text:span><text:span text:style-name="Emphasis"><text:span text:style-name="T109">creates ways in which the design data streams developed in case study 2 can be used as design and teaching tools. </text:span></text:span><text:span text:style-name="Emphasis"><text:span text:style-name="T109">It </text:span></text:span><text:span text:style-name="Emphasis"><text:span text:style-name="T103">will focus on the design and use </text:span></text:span><text:span text:style-name="Emphasis"><text:span text:style-name="T108">of</text:span></text:span><text:span text:style-name="Emphasis"><text:span text:style-name="T103"> </text:span></text:span><text:span text:style-name="Emphasis"><text:span text:style-name="T107">a prototype </text:span></text:span><text:span text:style-name="Emphasis"><text:span text:style-name="T101">mobile phone </text:span></text:span><text:span text:style-name="Emphasis"><text:span text:style-name="T107">'app'</text:span></text:span><text:span text:style-name="Emphasis"><text:span text:style-name="T101"> that is ca</text:span></text:span><text:span text:style-name="Emphasis"><text:span text:style-name="T102">pable of navigating and 'interpreting' the data feeds, </text:span></text:span><text:span text:style-name="Emphasis"><text:span text:style-name="T103">as described above</text:span></text:span><text:span text:style-name="Emphasis"><text:span text:style-name="T102">. </text:span></text:span><text:span text:style-name="Emphasis"><text:span text:style-name="T104">The app will be designed in such a way as to </text:span></text:span><text:span text:style-name="Emphasis"><text:span text:style-name="T108">allow</text:span></text:span><text:span text:style-name="Emphasis"><text:span text:style-name="T104"> customisation and for the user to create their own 'companion' app. </text:span></text:span><text:span text:style-name="Emphasis"><text:span text:style-name="T105">This new technological innovation will be tested </text:span></text:span><text:span text:style-name="Emphasis"><text:span text:style-name="T106">and demonstrated </text:span></text:span><text:span text:style-name="Emphasis"><text:span text:style-name="T105">through a short series of student workshops.</text:span></text:span></text:p>
      <text:p text:style-name="PL-Footnote"><text:span text:style-name="Emphasis"><text:span text:style-name="T42">Technical aspects of this case study have been developed as part of my @simBot pilot project. This was and tested as part of a workshop in environmental design in July 2013</text:span></text:span></text:p>
      <text:p text:style-name="PL-Quote"><text:span text:style-name="Emphasis">IMAGES FROM </text:span><text:span text:style-name="Emphasis">@simBot </text:span><text:span text:style-name="Emphasis">PRO</text:span><text:span text:style-name="Emphasis">TO</text:span><text:span text:style-name="Emphasis">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6.001cm" fo:margin-top="0.3cm" fo:margin-bottom="0.199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1" fo:font-size="9pt" fo:font-style="italic" fo:font-weight="normal"/>
    </style:style>
    <style:style style:name="PL-Bibliography" style:family="paragraph" style:parent-style-name="PL-Paragraph">
      <style:text-properties fo:font-size="9pt"/>
    </style:style>
    <style:style style:name="PL-Heading" style:family="paragraph" style:parent-style-name="PL-Paragraph">
      <style:paragraph-properties fo:background-color="transparent">
        <style:background-image/>
      </style:paragraph-properties>
      <style:text-properties style:font-name="Cambria" fo:font-size="14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PL-1-Simulation" style:family="paragraph" style:parent-style-name="PL-Heading">
      <style:paragraph-properties fo:background-color="#ffff00">
        <style:background-image/>
      </style:paragraph-properties>
      <style:text-properties fo:color="#000000" style:font-name="Calibri" fo:font-weight="normal"/>
    </style:style>
    <style:style style:name="PL-2-Interface" style:family="paragraph" style:parent-style-name="PL-Heading">
      <style:paragraph-properties fo:background-color="#ff00ff">
        <style:background-image/>
      </style:paragraph-properties>
      <style:text-properties fo:color="#000000" style:font-name="Calibri" fo:font-weight="normal"/>
    </style:style>
    <style:style style:name="PL-3-Code" style:family="paragraph" style:parent-style-name="PL-Paragraph">
      <style:paragraph-properties fo:background-color="#00ffff">
        <style:background-image/>
      </style:paragraph-properties>
      <style:text-properties style:font-name="Calibri1" fo:font-size="14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ize="8pt" fo:font-style="italic" officeooo:rsid="008a63e2" fo:background-color="#c0c0c0" style:font-size-asian="8pt" style:font-style-asian="italic" style:font-size-complex="8pt" style:font-style-complex="italic"/>
    </style:style>
    <style:style style:name="MP2" style:family="paragraph" style:parent-style-name="PL-Paragraph">
      <style:paragraph-properties fo:text-align="end" style:justify-single-word="false"/>
      <style:text-properties fo:font-weight="bold" fo:background-color="#ff0000" style:font-weight-asian="bold" style:font-weight-complex="bold"/>
    </style:style>
    <style:page-layout style:name="Mpm1" style:page-usage="mirrored">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ummary Report</text:p>
      </style:header>
      <style:footer>
        <text:p text:style-name="MP2"><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2:35.90</meta:creation-date>
    <dc:date>2013-09-27T16:14:33.49</dc:date>
    <meta:editing-duration>P1DT6H43M9S</meta:editing-duration>
    <meta:editing-cycles>111</meta:editing-cycles>
    <meta:generator>LibreOffice/4.0.5.2$Windows_x86 LibreOffice_project/5464147a081647a250913f19c0715bca595af2f</meta:generator>
    <meta:document-statistic meta:table-count="0" meta:image-count="0" meta:object-count="0" meta:page-count="10" meta:paragraph-count="108" meta:word-count="2766" meta:character-count="17950" meta:non-whitespace-character-count="15208"/>
  </office:meta>
</office:document-meta>
</file>